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Heading_20_1" style:master-page-name="First_20_Page">
      <style:paragraph-properties style:page-number="auto"/>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58643504">
          <text:insertion>
            <office:change-info>
              <dc:creator>Bob Jacobsen</dc:creator>
              <dc:date>2010-10-08T18:29:00</dc:date>
            </office:change-info>
          </text:insertion>
        </text:changed-region>
        <text:changed-region text:id="ct1146104976">
          <text:deletion>
            <office:change-info>
              <dc:creator>Bob Jacobsen</dc:creator>
              <dc:date>2010-10-08T18:29: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048923962"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changed-region text:id="ct1146108000">
          <text:insertion>
            <office:change-info>
              <dc:creator>Bob Jacobsen</dc:creator>
              <dc:date>2010-10-08T18: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658643504"/>Introduction (Informative)</text:h>
      <text:p text:style-name="Standard">OpenLCB is based on a global exchange of individual messages. This specification describes how messages and/or parts of messages are transported across CAN segments as CAN frames.</text:p>
      <text:h text:style-name="Heading_20_1" text:outline-level="1">References and Context (Informative)</text:h>
      <text:p text:style-name="Standard">This specification is in the context of the following OpenLCB-CAN Specifications:</text:p>
      <text:list xml:id="list1777833292" text:style-name="L2">
        <text:list-item>
          <text:p text:style-name="P12">The OpenLCB Frame Transfer Specification, which specifies …</text:p>
        </text:list-item>
        <text:list-item>
          <text:p text:style-name="P12">The OpenLCB Node Identifier Specification, which specifies …</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
      <text:p text:style-name="Standard">Common Section?</text:p>
      <text:p text:style-name="Standard">Are some conventions included by reference, e.g. that all of OpenLCB is big-endian unless otherwise specified?</text:p>
      <text:p text:style-name="Standard"/>
      <text:p text:style-name="Standard"/>
      <text:h text:style-name="Heading_20_1" text:outline-level="1">OpenLCB message format</text:h>
      <text:p text:style-name="Standard">(rationalize with the frame doc, that describes the 1st bit)</text:p>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hree forms:</text:p>
      <text:list xml:id="list1162736467" text:style-name="L3">
        <text:list-item>
          <text:p text:style-name="P13">Unaddressed messages – messages that don't have a destination address put the low 12 bits of the MTI in the variable field</text:p>
        </text:list-item>
        <text:list-item>
          <text:p text:style-name="P13"><text:soft-page-break/>Addressed messages – messages that have a specific destination address put it in the variable field, and carry the MTI in the payload. This allows filtering.</text:p>
        </text:list-item>
        <text:list-item>
          <text:p text:style-name="P13">Stream addressed messages – as a special case to improve efficiency of transfer, the streaming protocol uses 12 bits of the variable field to identify a particular stream transfer. This is not the same as a destination NodeID alias, but performs a similar function to allow filtering while also allowing multiple streams from a source.</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Reserved for long-form MTIs in data area, <text:line-break/>must not be sent or accepted)</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Putting the destination alias in the header allows filtering on it with common CAN hardware. Putting the Stream ID in the header also allows filtering, and preserves the full 8-byte CAN payload for stream data.</text:p>
      <text:p text:style-name="Standard">The specific MTI values are being allocated in a separate worksheet (PDF version). In general, the MTI selection is done on the top 8 bits of the variable field. This is mapped to the low MTI byte in a standard format message.</text:p>
      <text:p text:style-name="Standard"><text:soft-page-break/>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Note that messages with Destinations IDs may occur in two forms: with an alias in the header and the MTI in the message; and with a full address in the data field and the MTI in the header.</text:p>
      <text:p text:style-name="Standard"/>
      <text:p text:style-name="Standard"/>
      <text:p text:style-name="Standard"><text:change-end text:change-id="ct658643504"/><text:change text:change-id="ct1146104976"/><text:change-start text:change-id="ct1146108000"/>Below this is just a collection of pieces from other docs right now.<text:change-end text:change-id="ct11461080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176031520">
            <text:deletion>
              <office:change-info>
                <dc:creator>Bob Jacobsen</dc:creator>
                <dc:date>2010-10-08T17:22:00</dc:date>
              </office:change-info>
              <text:p text:style-name="MP1">NMRA Technical Note (number)</text:p>
            </text:deletion>
          </text:changed-region>
          <text:changed-region text:id="ct1176031648">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176031520"/><text:change-start text:change-id="ct1176031648"/>OpenLCB-CAN Message Network Standard<text:change-end text:change-id="ct1176031648"/></text:p>
      </style:header>
      <style:footer>
        <text:tracked-changes>
          <text:changed-region text:id="ct1176028400">
            <text:deletion>
              <office:change-info>
                <dc:creator>Bob Jacobsen</dc:creator>
                <dc:date>2010-10-08T17:23:00</dc:date>
              </office:change-info>
              <text:p text:style-name="MP4"><text:span text:style-name="MT2">Title</text:span></text:p>
            </text:deletion>
          </text:changed-region>
          <text:changed-region text:id="ct1141840544">
            <text:insertion>
              <office:change-info>
                <dc:creator>Bob Jacobsen</dc:creator>
                <dc:date>2010-10-08T17:23:00</dc:date>
              </office:change-info>
            </text:insertion>
          </text:changed-region>
          <text:changed-region text:id="ct1141350496">
            <text:deletion>
              <office:change-info>
                <dc:creator>Bob Jacobsen</dc:creator>
                <dc:date>2010-10-08T17:23:00</dc:date>
              </office:change-info>
              <text:p text:style-name="MP4"><text:span text:style-name="MT3"><text:tab/></text:span></text:p>
            </text:deletion>
          </text:changed-region>
        </text:tracked-changes>
        <text:p text:style-name="MP4"><text:change text:change-id="ct1176028400"/><text:change-start text:change-id="ct1141840544"/><text:span text:style-name="MT2">Copyright 2010, by J. Day, D. Harris, B. Jacobsen, and A. Shepherd</text:span><text:change-end text:change-id="ct1141840544"/><text:change text:change-id="ct1141350496"/><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10-10T18:56:10">10/10/2010</text:date></text:span></text:span></text:p>
      </style:footer>
    </style:master-page>
    <style:master-page style:name="First_20_Page" style:display-name="First Page" style:page-layout-name="Mpm2" style:next-style-name="Standard">
      <style:header>
        <text:tracked-changes>
          <text:changed-region text:id="ct659491120">
            <text:deletion>
              <office:change-info>
                <dc:creator>Bob Jacobsen</dc:creator>
                <dc:date>2010-10-07T21:46:00</dc:date>
              </office:change-info>
              <text:p text:style-name="MP7"><text:span text:style-name="MT4">NMRA TECHNICAL NOTES</text:span></text:p>
            </text:deletion>
          </text:changed-region>
          <text:changed-region text:id="ct1146146960">
            <text:insertion>
              <office:change-info>
                <dc:creator>Bob Jacobsen</dc:creator>
                <dc:date>2010-10-08T17:19:00</dc:date>
              </office:change-info>
            </text:insertion>
          </text:changed-region>
          <text:changed-region text:id="ct658767184">
            <text:insertion>
              <office:change-info>
                <dc:creator>Bob Jacobsen</dc:creator>
                <dc:date>2010-10-08T18:28:00</dc:date>
              </office:change-info>
            </text:insertion>
          </text:changed-region>
          <text:changed-region text:id="ct1146239792">
            <text:deletion>
              <office:change-info>
                <dc:creator>Bob Jacobsen</dc:creator>
                <dc:date>2010-10-08T18:28:00</dc:date>
              </office:change-info>
              <text:p text:style-name="MP7">(title)</text:p>
            </text:deletion>
          </text:changed-region>
          <text:changed-region text:id="ct1146166448">
            <text:insertion>
              <office:change-info>
                <dc:creator>Bob Jacobsen</dc:creator>
                <dc:date>2010-10-08T18:28:00</dc:date>
              </office:change-info>
            </text:insertion>
          </text:changed-region>
          <text:changed-region text:id="ct1146147760">
            <text:deletion>
              <office:change-info>
                <dc:creator>Bob Jacobsen</dc:creator>
                <dc:date>2010-10-08T17:19:00</dc:date>
              </office:change-info>
              <text:p text:style-name="MP7">(date)</text:p>
            </text:deletion>
          </text:changed-region>
          <text:changed-region text:id="ct1146453696">
            <text:insertion>
              <office:change-info>
                <dc:creator>Bob Jacobsen</dc:creator>
                <dc:date>2010-10-08T17:19:00</dc:date>
              </office:change-info>
            </text:insertion>
          </text:changed-region>
          <text:changed-region text:id="ct1146116112">
            <text:deletion>
              <office:change-info>
                <dc:creator>Bob Jacobsen</dc:creator>
                <dc:date>2010-10-07T21:47:00</dc:date>
              </office:change-info>
              <text:p text:style-name="MP7">(number)</text:p>
            </text:deletion>
          </text:changed-region>
          <text:changed-region text:id="ct114614630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59491120"/><text:change-start text:change-id="ct1146146960"/>OpenLCB St<text:change-end text:change-id="ct1146146960"/><text:change-start text:change-id="ct658767184"/>andard<text:change-end text:change-id="ct65876718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146239792"/><text:change-start text:change-id="ct1146166448"/>OpenLCB-CAN Message Network<text:change-end text:change-id="ct114616644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146147760"/><text:change-start text:change-id="ct1146453696"/><text:date style:data-style-name="N37" text:date-value="2010-10-08T17:19:56" text:fixed="true">10/08/10</text:date><text:change-end text:change-id="ct1146453696"/></text:p>
            </table:table-cell>
            <table:table-cell table:style-name="Table1.C1" office:value-type="string">
              <text:p text:style-name="MP7"><text:change text:change-id="ct1146116112"/><text:change-start text:change-id="ct1146146304"/>Preliminary<text:change-end text:change-id="ct1146146304"/></text:p>
            </table:table-cell>
          </table:table-row>
        </table:table>
        <text:p text:style-name="Header"/>
      </style:header>
      <style:footer>
        <text:tracked-changes>
          <text:changed-region text:id="ct1176059504">
            <text:deletion>
              <office:change-info>
                <dc:creator>Bob Jacobsen</dc:creator>
                <dc:date>2010-10-07T21:47:00</dc:date>
              </office:change-info>
              <text:p text:style-name="MP8"><text:span text:style-name="MT5">90</text:span></text:p>
            </text:deletion>
          </text:changed-region>
          <text:changed-region text:id="ct1176059856">
            <text:insertion>
              <office:change-info>
                <dc:creator>Bob Jacobsen</dc:creator>
                <dc:date>2010-10-07T21:47:00</dc:date>
              </office:change-info>
            </text:insertion>
          </text:changed-region>
          <text:changed-region text:id="ct1176060064">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1176059504"/><text:change-start text:change-id="ct1176059856"/><text:span text:style-name="MT5">10</text:span><text:change-end text:change-id="ct1176059856"/><text:span text:style-name="MT5">, by J. Day, D. Harris, B. Jacobsen, </text:span><text:change text:change-id="ct1176060064"/><text:span text:style-name="MT5">and A. Shepherd<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0-10-10T18:56:10">10/10/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dc:title>
    <meta:initial-creator>Alex Shepherd</meta:initial-creator>
    <meta:creation-date>2009-01-22T07:11:27</meta:creation-date>
    <meta:editing-cycles>56</meta:editing-cycles>
    <meta:editing-duration>PT11H55M34S</meta:editing-duration>
    <meta:generator>OpenOffice.org/3.2$Unix OpenOffice.org_project/320m18$Build-9502</meta:generator>
    <dc:date>2010-10-10T18:56:10</dc:date>
    <dc:creator>Bob Jacobsen</dc:creator>
    <meta:keyword>OpenLCB-CAN Message Network</meta:keyword>
    <meta:document-statistic meta:table-count="2" meta:image-count="1" meta:object-count="0" meta:page-count="3" meta:paragraph-count="75" meta:word-count="788" meta:character-count="4758"/>
    <meta:user-defined meta:name="Info 1"/>
    <meta:user-defined meta:name="Info 2"/>
    <meta:user-defined meta:name="Info 3"/>
    <meta:user-defined meta:name="Info 4"/>
  </office:meta>
</office:document-meta>
</file>